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6.9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67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51cm" fo:min-width="9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cm" svg:height="0.7cm" svg:x="1.9cm" svg:y="1.55cm">
          <text:p text:style-name="P1">Application Lay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4cm" svg:height="0.7cm" svg:x="1.85cm" svg:y="5.25cm">
          <text:p text:style-name="P1">Middle-ware Layer</text:p>
          <draw:enhanced-geometry svg:viewBox="0 0 21600 21600" draw:type="rectangle" draw:enhanced-path="M 0 0 L 21600 0 21600 21600 0 21600 0 0 Z N"/>
        </draw:custom-shape>
        <draw:g draw:style-name="gr2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" draw:text-style-name="P4" draw:layer="layout" svg:width="7.45cm" svg:height="1.153cm" svg:x="11.5cm" svg:y="15.60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singleton&gt;&gt;</text:span></text:p>
            <text:p text:style-name="P3"><text:span text:style-name="T1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7.45cm" svg:height="0.886cm" svg:x="11.5cm" svg:y="16.758cm">
            <text:p text:style-name="P5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7.45cm" svg:height="1.387cm" svg:x="11.5cm" svg:y="17.64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+ set_led_on(led_name:str)</text:span></text:p>
            <text:p text:style-name="P5"><text:span text:style-name="T2">+ set_led_off(led_name:str)</text:span></text:p>
            <text:p text:style-name="P5"><text:span text:style-name="T2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glue-point draw:id="22" svg:x="-5cm" svg:y="-0.947cm"/>
          <draw:custom-shape draw:style-name="gr6" draw:text-style-name="P4" draw:layer="layout" svg:width="9.5cm" svg:height="1.153cm" svg:x="1.75cm" svg:y="8.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1">&lt;&lt;singleton&gt;&gt;</text:span></text:p>
            <text:p text:style-name="P3"><text:span text:style-name="T1">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9.5cm" svg:height="1.06cm" svg:x="1.75cm" svg:y="9.903cm">
            <text:p text:style-name="P5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9.5cm" svg:height="3.357cm" svg:x="1.75cm" svg:y="10.96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+ turn_on_led(led_name:str)</text:span></text:p>
            <text:p text:style-name="P5"><text:span text:style-name="T2">+ turn_off_led(led_name:str)</text:span></text:p>
            <text:p text:style-name="P5"><text:span text:style-name="T2">+ turn_off_all_leds()</text:span></text:p>
            <text:p text:style-name="P5"><text:span text:style-name="T2">+ turn_off_all_leds()</text:span></text:p>
            <text:p text:style-name="P5"><text:span text:style-name="T2">+ get_led_state(led_name:str): bool</text:span></text:p>
            <text:p text:style-name="P7"><text:span text:style-name="T2">+ oneshot_on_led(led_name:str)</text:span></text:p>
            <text:p text:style-name="P5"><text:span text:style-name="T2">+ control_blinking_led( led_name:str, cycle_time:int)</text:span></text:p>
            <text:p text:style-name="P5"><text:span text:style-name="T2">- stop_blink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1" draw:id="id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9" draw:text-style-name="P9" draw:layer="layout" svg:width="6cm" svg:height="1.153cm" svg:x="2.15cm" svg:y="2.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8"><text:span text:style-name="T1">«main»</text:span></text:p>
            <text:p text:style-name="P8"><text:span text:style-name="T1">oradio_control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6cm" svg:height="0.679cm" svg:x="2.15cm" svg:y="3.7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0"><text:span text:style-name="T1">+ execute(): 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17.4cm" svg:height="0.7cm" svg:x="1.85cm" svg:y="21.5cm">
          <text:p text:style-name="P1">Hardware Abstraction Layer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svg:x1="3.35cm" svg:y1="4.432cm" svg:x2="4.391cm" svg:y2="8.752cm" draw:start-shape="id1" draw:start-glue-point="4" draw:end-shape="id2" draw:end-glue-point="5" svg:d="M3350 4432v2158h1041v2162" svg:viewBox="0 0 1042 4321">
          <text:p/>
        </draw:connector>
        <draw:frame draw:style-name="gr12" draw:text-style-name="P13" draw:layer="layout" svg:width="2.75cm" svg:height="0.75cm" svg:x="5cm" svg:y="6.75cm">
          <draw:text-box>
            <text:p><text:span text:style-name="T3">&lt;&lt;uses&gt;&gt;</text:span></text:p>
          </draw:text-box>
        </draw:frame>
        <draw:frame draw:style-name="gr12" draw:text-style-name="P13" draw:layer="layout" svg:width="2.75cm" svg:height="0.75cm" svg:x="13.75cm" svg:y="10.75cm">
          <draw:text-box>
            <text:p><text:span text:style-name="T3">&lt;&lt;uses&gt;&gt;</text:span></text:p>
          </draw:text-box>
        </draw:frame>
        <draw:connector draw:style-name="gr13" draw:text-style-name="P12" draw:layer="layout" svg:x1="11.25cm" svg:y1="11.535cm" svg:x2="13.572cm" svg:y2="15.606cm" draw:start-shape="id2" draw:start-glue-point="1" draw:end-shape="id3" draw:end-glue-point="5" svg:d="M11250 11535h2322v4071" svg:viewBox="0 0 2323 4072">
          <text:p/>
        </draw:connector>
        <draw:g draw:style-name="gr2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4" draw:text-style-name="P4" draw:layer="layout" svg:width="7.5cm" svg:height="1.153cm" svg:x="12cm" svg:y="6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3"><text:span text:style-name="T1">«constants»</text:span></text:p>
            <text:p text:style-name="P3"><text:span text:style-name="T1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7.5cm" svg:height="0.599cm" svg:x="12cm" svg:y="7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5"><text:span text:style-name="T2">+ LED_N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12" draw:layer="layout" svg:x1="11.25cm" svg:y1="10.663cm" svg:x2="15cm" svg:y2="8.252cm" draw:start-shape="id2" draw:start-glue-point="16" draw:end-shape="id4" draw:end-glue-point="5" svg:d="M11250 10663h3750v-2411" svg:viewBox="0 0 3751 2412">
          <text:p/>
        </draw:connector>
        <draw:connector draw:style-name="gr17" draw:text-style-name="P12" draw:layer="layout" svg:x1="16.881cm" svg:y1="15.606cm" svg:x2="18cm" svg:y2="8.252cm" draw:start-shape="id3" draw:start-glue-point="14" draw:end-shape="id4" draw:end-glue-point="7" svg:d="M16881 15606v-3678h1119v-3676" svg:viewBox="0 0 1120 7355">
          <text:p/>
        </draw:connector>
        <draw:connector draw:style-name="gr18" draw:text-style-name="P12" draw:layer="layout" svg:x1="8.15cm" svg:y1="3.777cm" svg:x2="18cm" svg:y2="6.5cm" draw:start-shape="id1" draw:start-glue-point="8" draw:end-shape="id4" draw:end-glue-point="13" svg:d="M8150 3777h9850v2723" svg:viewBox="0 0 9851 27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Navigation" svg:viewBox="0 0 786 1228" svg:d="M151 1228l-76-25-75-25 318-952 76-226 75 226 317 952-76 25-75 25-162-486v462h-80-79v-4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3H31M53S</meta:editing-duration>
    <meta:editing-cycles>32</meta:editing-cycles>
    <meta:generator>LibreOffice/24.2.7.2$Linux_X86_64 LibreOffice_project/420$Build-2</meta:generator>
    <dc:date>2026-03-27T18:03:32.230362134</dc:date>
    <meta:document-statistic meta:object-count="24"/>
  </office:meta>
</office:document-meta>
</file>